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PALACIOS JACINTO YSIDRO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PEDREGAL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05/11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PALACIOS JACINTO, YSIDRO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60</text:p>
          </table:table-cell>
        </table:table-row>
        <table:table-row>
          <table:table-cell table:style-name="Tabla1.A2" office:value-type="float" office:value="0">
            <text:p text:style-name="P1">POLLO BB CARNE:</text:p>
          </table:table-cell>
          <table:table-cell table:style-name="Tabla1.B2" office:value-type="string">
            <text:p text:style-name="P1">60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JAUREGUI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06/11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05T16:09:37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